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00/00/00</text:date>, <text:time style:data-style-name="N2" text:time-value="21:25:37.1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11T21:29:45.040000000</dc:date>
    <meta:editing-duration>PT10H40M7S</meta:editing-duration>
    <meta:editing-cycles>204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	Dim b() as Byte
	b = Mid( s, 1, 1 )
	MsgBox( b )
	
	Dim result as Boolean : result = False
	If IsMultiByte( b ) Then
		result = IsKorean( b )
	EndIf
	MsgBox( result )

End Sub



Function research___multibyte___check_multibyte

	Dim s as String : s = "가a1"
	Dim b() as Byte
	
	Dim i as Integer
	For i = 1 To 3
		b = Mid( s, i, 1 )
		MsgBox( IsMultiByte( b ) )
	Next i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"
	Dim b() as Byte
	
	
	Dim i as Integer
	For i = 1 To 3
		b = Mid( s, i, 1 )
		MsgBox( IsKorean( b ) )
	Next i
	
End Function
Function IsKorean( b() as Byte )

	'
	' 유니코드 범위 체크 : 한글 : AC00 ~ D7FF
	'
	IsKorean = ( b( 1 ) &gt;= &amp;HAC And b( 1 ) &lt; &amp;HD8 )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